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5.55pt"/>
    </style:style>
    <style:style style:name="co2" style:family="table-column">
      <style:table-column-properties fo:break-before="auto" style:column-width="140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1.76pt solid #000000" fo:border-left="none" fo:border-right="none" fo:border-top="none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>
            <text:p>Attack Speed</text:p>
          </table:table-cell>
          <table:table-cell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Celebrate Procs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2" table:number-rows-spanned="1">
            <text:p>Celebrate Level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Speed Increase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2" table:number-rows-spanned="1">
            <text:p>Berserk</text:p>
          </table:table-cell>
          <table:covered-table-cell/>
          <table:table-cell table:number-columns-repeated="12"/>
        </table:table-row>
        <table:table-row table:style-name="ro2"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Speed Increase</text:p>
          </table:table-cell>
          <table:table-cell table:number-columns-repeated="12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/>
          <table:table-cell table:formula="of:=[.$B$1]/((1+([.$B9]/100))*((1+([.D$5]/100))^[.$B$2]))" office:value-type="float" office:value="1200" calcext:value-type="float">
            <text:p>1200</text:p>
          </table:table-cell>
          <table:table-cell table:formula="of:=[.$B$1]/((1+([.$B9]/100))*((1+([.E$5]/100))^[.$B$2]))" office:value-type="float" office:value="1090.90909090909" calcext:value-type="float">
            <text:p>1090.9090909091</text:p>
          </table:table-cell>
          <table:table-cell table:formula="of:=[.$B$1]/((1+([.$B9]/100))*((1+([.F$5]/100))^[.$B$2]))" office:value-type="float" office:value="1043.47826086957" calcext:value-type="float">
            <text:p>1043.4782608696</text:p>
          </table:table-cell>
          <table:table-cell table:formula="of:=[.$B$1]/((1+([.$B9]/100))*((1+([.G$5]/100))^[.$B$2]))" office:value-type="float" office:value="1000" calcext:value-type="float">
            <text:p>1000</text:p>
          </table:table-cell>
          <table:table-cell table:formula="of:=[.$B$1]/((1+([.$B9]/100))*((1+([.H$5]/100))^[.$B$2]))" office:value-type="float" office:value="960" calcext:value-type="float">
            <text:p>960</text:p>
          </table:table-cell>
          <table:table-cell table:formula="of:=[.$B$1]/((1+([.$B9]/100))*((1+([.I$5]/100))^[.$B$2]))" office:value-type="float" office:value="923.076923076923" calcext:value-type="float">
            <text:p>923.0769230769</text:p>
          </table:table-cell>
          <table:table-cell table:formula="of:=[.$B$1]/((1+([.$B9]/100))*((1+([.J$5]/100))^[.$B$2]))" office:value-type="float" office:value="888.888888888889" calcext:value-type="float">
            <text:p>888.8888888889</text:p>
          </table:table-cell>
          <table:table-cell table:formula="of:=[.$B$1]/((1+([.$B9]/100))*((1+([.K$5]/100))^[.$B$2]))" office:value-type="float" office:value="857.142857142857" calcext:value-type="float">
            <text:p>857.1428571429</text:p>
          </table:table-cell>
          <table:table-cell table:formula="of:=[.$B$1]/((1+([.$B9]/100))*((1+([.L$5]/100))^[.$B$2]))" office:value-type="float" office:value="827.586206896552" calcext:value-type="float">
            <text:p>827.5862068966</text:p>
          </table:table-cell>
          <table:table-cell table:formula="of:=[.$B$1]/((1+([.$B9]/100))*((1+([.M$5]/100))^[.$B$2]))" office:value-type="float" office:value="800" calcext:value-type="float">
            <text:p>800</text:p>
          </table:table-cell>
          <table:table-cell table:formula="of:=[.$B$1]/((1+([.$B9]/100))*((1+([.N$5]/100))^[.$B$2]))" office:value-type="float" office:value="774.193548387097" calcext:value-type="float">
            <text:p>774.19354838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$1]/((1+([.$B10]/100))*((1+([.D$5]/100))^[.$B$2]))" office:value-type="float" office:value="1090.90909090909" calcext:value-type="float">
            <text:p>1090.9090909091</text:p>
          </table:table-cell>
          <table:table-cell table:formula="of:=[.$B$1]/((1+([.$B10]/100))*((1+([.E$5]/100))^[.$B$2]))" office:value-type="float" office:value="991.735537190083" calcext:value-type="float">
            <text:p>991.7355371901</text:p>
          </table:table-cell>
          <table:table-cell table:formula="of:=[.$B$1]/((1+([.$B10]/100))*((1+([.F$5]/100))^[.$B$2]))" office:value-type="float" office:value="948.616600790514" calcext:value-type="float">
            <text:p>948.6166007905</text:p>
          </table:table-cell>
          <table:table-cell table:formula="of:=[.$B$1]/((1+([.$B10]/100))*((1+([.G$5]/100))^[.$B$2]))" office:value-type="float" office:value="909.090909090909" calcext:value-type="float">
            <text:p>909.0909090909</text:p>
          </table:table-cell>
          <table:table-cell table:formula="of:=[.$B$1]/((1+([.$B10]/100))*((1+([.H$5]/100))^[.$B$2]))" office:value-type="float" office:value="872.727272727273" calcext:value-type="float">
            <text:p>872.7272727273</text:p>
          </table:table-cell>
          <table:table-cell table:formula="of:=[.$B$1]/((1+([.$B10]/100))*((1+([.I$5]/100))^[.$B$2]))" office:value-type="float" office:value="839.160839160839" calcext:value-type="float">
            <text:p>839.1608391608</text:p>
          </table:table-cell>
          <table:table-cell table:formula="of:=[.$B$1]/((1+([.$B10]/100))*((1+([.J$5]/100))^[.$B$2]))" office:value-type="float" office:value="808.080808080808" calcext:value-type="float">
            <text:p>808.0808080808</text:p>
          </table:table-cell>
          <table:table-cell table:formula="of:=[.$B$1]/((1+([.$B10]/100))*((1+([.K$5]/100))^[.$B$2]))" office:value-type="float" office:value="779.220779220779" calcext:value-type="float">
            <text:p>779.2207792208</text:p>
          </table:table-cell>
          <table:table-cell table:formula="of:=[.$B$1]/((1+([.$B10]/100))*((1+([.L$5]/100))^[.$B$2]))" office:value-type="float" office:value="752.351097178683" calcext:value-type="float">
            <text:p>752.3510971787</text:p>
          </table:table-cell>
          <table:table-cell table:formula="of:=[.$B$1]/((1+([.$B10]/100))*((1+([.M$5]/100))^[.$B$2]))" office:value-type="float" office:value="727.272727272727" calcext:value-type="float">
            <text:p>727.2727272727</text:p>
          </table:table-cell>
          <table:table-cell table:formula="of:=[.$B$1]/((1+([.$B10]/100))*((1+([.N$5]/100))^[.$B$2]))" office:value-type="float" office:value="703.812316715542" calcext:value-type="float">
            <text:p>703.812316715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$B$1]/((1+([.$B11]/100))*((1+([.D$5]/100))^[.$B$2]))" office:value-type="float" office:value="1043.47826086957" calcext:value-type="float">
            <text:p>1043.4782608696</text:p>
          </table:table-cell>
          <table:table-cell table:formula="of:=[.$B$1]/((1+([.$B11]/100))*((1+([.E$5]/100))^[.$B$2]))" office:value-type="float" office:value="948.616600790514" calcext:value-type="float">
            <text:p>948.6166007905</text:p>
          </table:table-cell>
          <table:table-cell table:formula="of:=[.$B$1]/((1+([.$B11]/100))*((1+([.F$5]/100))^[.$B$2]))" office:value-type="float" office:value="907.372400756144" calcext:value-type="float">
            <text:p>907.3724007561</text:p>
          </table:table-cell>
          <table:table-cell table:formula="of:=[.$B$1]/((1+([.$B11]/100))*((1+([.G$5]/100))^[.$B$2]))" office:value-type="float" office:value="869.565217391304" calcext:value-type="float">
            <text:p>869.5652173913</text:p>
          </table:table-cell>
          <table:table-cell table:formula="of:=[.$B$1]/((1+([.$B11]/100))*((1+([.H$5]/100))^[.$B$2]))" office:value-type="float" office:value="834.782608695652" calcext:value-type="float">
            <text:p>834.7826086957</text:p>
          </table:table-cell>
          <table:table-cell table:formula="of:=[.$B$1]/((1+([.$B11]/100))*((1+([.I$5]/100))^[.$B$2]))" office:value-type="float" office:value="802.675585284281" calcext:value-type="float">
            <text:p>802.6755852843</text:p>
          </table:table-cell>
          <table:table-cell table:formula="of:=[.$B$1]/((1+([.$B11]/100))*((1+([.J$5]/100))^[.$B$2]))" office:value-type="float" office:value="772.946859903382" calcext:value-type="float">
            <text:p>772.9468599034</text:p>
          </table:table-cell>
          <table:table-cell table:formula="of:=[.$B$1]/((1+([.$B11]/100))*((1+([.K$5]/100))^[.$B$2]))" office:value-type="float" office:value="745.341614906832" calcext:value-type="float">
            <text:p>745.3416149068</text:p>
          </table:table-cell>
          <table:table-cell table:formula="of:=[.$B$1]/((1+([.$B11]/100))*((1+([.L$5]/100))^[.$B$2]))" office:value-type="float" office:value="719.640179910045" calcext:value-type="float">
            <text:p>719.64017991</text:p>
          </table:table-cell>
          <table:table-cell table:formula="of:=[.$B$1]/((1+([.$B11]/100))*((1+([.M$5]/100))^[.$B$2]))" office:value-type="float" office:value="695.652173913043" calcext:value-type="float">
            <text:p>695.652173913</text:p>
          </table:table-cell>
          <table:table-cell table:formula="of:=[.$B$1]/((1+([.$B11]/100))*((1+([.N$5]/100))^[.$B$2]))" office:value-type="float" office:value="673.211781206171" calcext:value-type="float">
            <text:p>673.211781206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B$1]/((1+([.$B12]/100))*((1+([.D$5]/100))^[.$B$2]))" office:value-type="float" office:value="1000" calcext:value-type="float">
            <text:p>1000</text:p>
          </table:table-cell>
          <table:table-cell table:formula="of:=[.$B$1]/((1+([.$B12]/100))*((1+([.E$5]/100))^[.$B$2]))" office:value-type="float" office:value="909.090909090909" calcext:value-type="float">
            <text:p>909.0909090909</text:p>
          </table:table-cell>
          <table:table-cell table:formula="of:=[.$B$1]/((1+([.$B12]/100))*((1+([.F$5]/100))^[.$B$2]))" office:value-type="float" office:value="869.565217391304" calcext:value-type="float">
            <text:p>869.5652173913</text:p>
          </table:table-cell>
          <table:table-cell table:formula="of:=[.$B$1]/((1+([.$B12]/100))*((1+([.G$5]/100))^[.$B$2]))" office:value-type="float" office:value="833.333333333333" calcext:value-type="float">
            <text:p>833.3333333333</text:p>
          </table:table-cell>
          <table:table-cell table:formula="of:=[.$B$1]/((1+([.$B12]/100))*((1+([.H$5]/100))^[.$B$2]))" office:value-type="float" office:value="800" calcext:value-type="float">
            <text:p>800</text:p>
          </table:table-cell>
          <table:table-cell table:formula="of:=[.$B$1]/((1+([.$B12]/100))*((1+([.I$5]/100))^[.$B$2]))" office:value-type="float" office:value="769.230769230769" calcext:value-type="float">
            <text:p>769.2307692308</text:p>
          </table:table-cell>
          <table:table-cell table:formula="of:=[.$B$1]/((1+([.$B12]/100))*((1+([.J$5]/100))^[.$B$2]))" office:value-type="float" office:value="740.740740740741" calcext:value-type="float">
            <text:p>740.7407407407</text:p>
          </table:table-cell>
          <table:table-cell table:formula="of:=[.$B$1]/((1+([.$B12]/100))*((1+([.K$5]/100))^[.$B$2]))" office:value-type="float" office:value="714.285714285714" calcext:value-type="float">
            <text:p>714.2857142857</text:p>
          </table:table-cell>
          <table:table-cell table:formula="of:=[.$B$1]/((1+([.$B12]/100))*((1+([.L$5]/100))^[.$B$2]))" office:value-type="float" office:value="689.655172413793" calcext:value-type="float">
            <text:p>689.6551724138</text:p>
          </table:table-cell>
          <table:table-cell table:formula="of:=[.$B$1]/((1+([.$B12]/100))*((1+([.M$5]/100))^[.$B$2]))" office:value-type="float" office:value="666.666666666667" calcext:value-type="float">
            <text:p>666.6666666667</text:p>
          </table:table-cell>
          <table:table-cell table:formula="of:=[.$B$1]/((1+([.$B12]/100))*((1+([.N$5]/100))^[.$B$2]))" office:value-type="float" office:value="645.161290322581" calcext:value-type="float">
            <text:p>645.161290322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B$1]/((1+([.$B13]/100))*((1+([.D$5]/100))^[.$B$2]))" office:value-type="float" office:value="960" calcext:value-type="float">
            <text:p>960</text:p>
          </table:table-cell>
          <table:table-cell table:formula="of:=[.$B$1]/((1+([.$B13]/100))*((1+([.E$5]/100))^[.$B$2]))" office:value-type="float" office:value="872.727272727273" calcext:value-type="float">
            <text:p>872.7272727273</text:p>
          </table:table-cell>
          <table:table-cell table:formula="of:=[.$B$1]/((1+([.$B13]/100))*((1+([.F$5]/100))^[.$B$2]))" office:value-type="float" office:value="834.782608695652" calcext:value-type="float">
            <text:p>834.7826086957</text:p>
          </table:table-cell>
          <table:table-cell table:formula="of:=[.$B$1]/((1+([.$B13]/100))*((1+([.G$5]/100))^[.$B$2]))" office:value-type="float" office:value="800" calcext:value-type="float">
            <text:p>800</text:p>
          </table:table-cell>
          <table:table-cell table:formula="of:=[.$B$1]/((1+([.$B13]/100))*((1+([.H$5]/100))^[.$B$2]))" office:value-type="float" office:value="768" calcext:value-type="float">
            <text:p>768</text:p>
          </table:table-cell>
          <table:table-cell table:formula="of:=[.$B$1]/((1+([.$B13]/100))*((1+([.I$5]/100))^[.$B$2]))" office:value-type="float" office:value="738.461538461538" calcext:value-type="float">
            <text:p>738.4615384615</text:p>
          </table:table-cell>
          <table:table-cell table:formula="of:=[.$B$1]/((1+([.$B13]/100))*((1+([.J$5]/100))^[.$B$2]))" office:value-type="float" office:value="711.111111111111" calcext:value-type="float">
            <text:p>711.1111111111</text:p>
          </table:table-cell>
          <table:table-cell table:formula="of:=[.$B$1]/((1+([.$B13]/100))*((1+([.K$5]/100))^[.$B$2]))" office:value-type="float" office:value="685.714285714286" calcext:value-type="float">
            <text:p>685.7142857143</text:p>
          </table:table-cell>
          <table:table-cell table:formula="of:=[.$B$1]/((1+([.$B13]/100))*((1+([.L$5]/100))^[.$B$2]))" office:value-type="float" office:value="662.068965517241" calcext:value-type="float">
            <text:p>662.0689655172</text:p>
          </table:table-cell>
          <table:table-cell table:formula="of:=[.$B$1]/((1+([.$B13]/100))*((1+([.M$5]/100))^[.$B$2]))" office:value-type="float" office:value="640" calcext:value-type="float">
            <text:p>640</text:p>
          </table:table-cell>
          <table:table-cell table:formula="of:=[.$B$1]/((1+([.$B13]/100))*((1+([.N$5]/100))^[.$B$2]))" office:value-type="float" office:value="619.354838709677" calcext:value-type="float">
            <text:p>619.35483870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$B$1]/((1+([.$B14]/100))*((1+([.D$5]/100))^[.$B$2]))" office:value-type="float" office:value="923.076923076923" calcext:value-type="float">
            <text:p>923.0769230769</text:p>
          </table:table-cell>
          <table:table-cell table:formula="of:=[.$B$1]/((1+([.$B14]/100))*((1+([.E$5]/100))^[.$B$2]))" office:value-type="float" office:value="839.160839160839" calcext:value-type="float">
            <text:p>839.1608391608</text:p>
          </table:table-cell>
          <table:table-cell table:formula="of:=[.$B$1]/((1+([.$B14]/100))*((1+([.F$5]/100))^[.$B$2]))" office:value-type="float" office:value="802.675585284281" calcext:value-type="float">
            <text:p>802.6755852843</text:p>
          </table:table-cell>
          <table:table-cell table:formula="of:=[.$B$1]/((1+([.$B14]/100))*((1+([.G$5]/100))^[.$B$2]))" office:value-type="float" office:value="769.230769230769" calcext:value-type="float">
            <text:p>769.2307692308</text:p>
          </table:table-cell>
          <table:table-cell table:formula="of:=[.$B$1]/((1+([.$B14]/100))*((1+([.H$5]/100))^[.$B$2]))" office:value-type="float" office:value="738.461538461538" calcext:value-type="float">
            <text:p>738.4615384615</text:p>
          </table:table-cell>
          <table:table-cell table:formula="of:=[.$B$1]/((1+([.$B14]/100))*((1+([.I$5]/100))^[.$B$2]))" office:value-type="float" office:value="710.059171597633" calcext:value-type="float">
            <text:p>710.0591715976</text:p>
          </table:table-cell>
          <table:table-cell table:formula="of:=[.$B$1]/((1+([.$B14]/100))*((1+([.J$5]/100))^[.$B$2]))" office:value-type="float" office:value="683.760683760684" calcext:value-type="float">
            <text:p>683.7606837607</text:p>
          </table:table-cell>
          <table:table-cell table:formula="of:=[.$B$1]/((1+([.$B14]/100))*((1+([.K$5]/100))^[.$B$2]))" office:value-type="float" office:value="659.340659340659" calcext:value-type="float">
            <text:p>659.3406593407</text:p>
          </table:table-cell>
          <table:table-cell table:formula="of:=[.$B$1]/((1+([.$B14]/100))*((1+([.L$5]/100))^[.$B$2]))" office:value-type="float" office:value="636.604774535809" calcext:value-type="float">
            <text:p>636.6047745358</text:p>
          </table:table-cell>
          <table:table-cell table:formula="of:=[.$B$1]/((1+([.$B14]/100))*((1+([.M$5]/100))^[.$B$2]))" office:value-type="float" office:value="615.384615384615" calcext:value-type="float">
            <text:p>615.3846153846</text:p>
          </table:table-cell>
          <table:table-cell table:formula="of:=[.$B$1]/((1+([.$B14]/100))*((1+([.N$5]/100))^[.$B$2]))" office:value-type="float" office:value="595.533498759305" calcext:value-type="float">
            <text:p>595.533498759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$B$1]/((1+([.$B15]/100))*((1+([.D$5]/100))^[.$B$2]))" office:value-type="float" office:value="857.142857142857" calcext:value-type="float">
            <text:p>857.1428571429</text:p>
          </table:table-cell>
          <table:table-cell table:formula="of:=[.$B$1]/((1+([.$B15]/100))*((1+([.E$5]/100))^[.$B$2]))" office:value-type="float" office:value="779.220779220779" calcext:value-type="float">
            <text:p>779.2207792208</text:p>
          </table:table-cell>
          <table:table-cell table:formula="of:=[.$B$1]/((1+([.$B15]/100))*((1+([.F$5]/100))^[.$B$2]))" office:value-type="float" office:value="745.341614906832" calcext:value-type="float">
            <text:p>745.3416149068</text:p>
          </table:table-cell>
          <table:table-cell table:formula="of:=[.$B$1]/((1+([.$B15]/100))*((1+([.G$5]/100))^[.$B$2]))" office:value-type="float" office:value="714.285714285714" calcext:value-type="float">
            <text:p>714.2857142857</text:p>
          </table:table-cell>
          <table:table-cell table:formula="of:=[.$B$1]/((1+([.$B15]/100))*((1+([.H$5]/100))^[.$B$2]))" office:value-type="float" office:value="685.714285714286" calcext:value-type="float">
            <text:p>685.7142857143</text:p>
          </table:table-cell>
          <table:table-cell table:formula="of:=[.$B$1]/((1+([.$B15]/100))*((1+([.I$5]/100))^[.$B$2]))" office:value-type="float" office:value="659.340659340659" calcext:value-type="float">
            <text:p>659.3406593407</text:p>
          </table:table-cell>
          <table:table-cell table:formula="of:=[.$B$1]/((1+([.$B15]/100))*((1+([.J$5]/100))^[.$B$2]))" office:value-type="float" office:value="634.920634920635" calcext:value-type="float">
            <text:p>634.9206349206</text:p>
          </table:table-cell>
          <table:table-cell table:formula="of:=[.$B$1]/((1+([.$B15]/100))*((1+([.K$5]/100))^[.$B$2]))" office:value-type="float" office:value="612.244897959184" calcext:value-type="float">
            <text:p>612.2448979592</text:p>
          </table:table-cell>
          <table:table-cell table:formula="of:=[.$B$1]/((1+([.$B15]/100))*((1+([.L$5]/100))^[.$B$2]))" office:value-type="float" office:value="591.133004926108" calcext:value-type="float">
            <text:p>591.1330049261</text:p>
          </table:table-cell>
          <table:table-cell table:formula="of:=[.$B$1]/((1+([.$B15]/100))*((1+([.M$5]/100))^[.$B$2]))" office:value-type="float" office:value="571.428571428572" calcext:value-type="float">
            <text:p>571.4285714286</text:p>
          </table:table-cell>
          <table:table-cell table:formula="of:=[.$B$1]/((1+([.$B15]/100))*((1+([.N$5]/100))^[.$B$2]))" office:value-type="float" office:value="552.995391705069" calcext:value-type="float">
            <text:p>552.995391705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$B$1]/((1+([.$B16]/100))*((1+([.D$5]/100))^[.$B$2]))" office:value-type="float" office:value="800" calcext:value-type="float">
            <text:p>800</text:p>
          </table:table-cell>
          <table:table-cell table:formula="of:=[.$B$1]/((1+([.$B16]/100))*((1+([.E$5]/100))^[.$B$2]))" office:value-type="float" office:value="727.272727272727" calcext:value-type="float">
            <text:p>727.2727272727</text:p>
          </table:table-cell>
          <table:table-cell table:formula="of:=[.$B$1]/((1+([.$B16]/100))*((1+([.F$5]/100))^[.$B$2]))" office:value-type="float" office:value="695.652173913043" calcext:value-type="float">
            <text:p>695.652173913</text:p>
          </table:table-cell>
          <table:table-cell table:formula="of:=[.$B$1]/((1+([.$B16]/100))*((1+([.G$5]/100))^[.$B$2]))" office:value-type="float" office:value="666.666666666667" calcext:value-type="float">
            <text:p>666.6666666667</text:p>
          </table:table-cell>
          <table:table-cell table:formula="of:=[.$B$1]/((1+([.$B16]/100))*((1+([.H$5]/100))^[.$B$2]))" office:value-type="float" office:value="640" calcext:value-type="float">
            <text:p>640</text:p>
          </table:table-cell>
          <table:table-cell table:formula="of:=[.$B$1]/((1+([.$B16]/100))*((1+([.I$5]/100))^[.$B$2]))" office:value-type="float" office:value="615.384615384615" calcext:value-type="float">
            <text:p>615.3846153846</text:p>
          </table:table-cell>
          <table:table-cell table:formula="of:=[.$B$1]/((1+([.$B16]/100))*((1+([.J$5]/100))^[.$B$2]))" office:value-type="float" office:value="592.592592592593" calcext:value-type="float">
            <text:p>592.5925925926</text:p>
          </table:table-cell>
          <table:table-cell table:formula="of:=[.$B$1]/((1+([.$B16]/100))*((1+([.K$5]/100))^[.$B$2]))" office:value-type="float" office:value="571.428571428572" calcext:value-type="float">
            <text:p>571.4285714286</text:p>
          </table:table-cell>
          <table:table-cell table:formula="of:=[.$B$1]/((1+([.$B16]/100))*((1+([.L$5]/100))^[.$B$2]))" office:value-type="float" office:value="551.724137931035" calcext:value-type="float">
            <text:p>551.724137931</text:p>
          </table:table-cell>
          <table:table-cell table:formula="of:=[.$B$1]/((1+([.$B16]/100))*((1+([.M$5]/100))^[.$B$2]))" office:value-type="float" office:value="533.333333333333" calcext:value-type="float">
            <text:p>533.3333333333</text:p>
          </table:table-cell>
          <table:table-cell table:formula="of:=[.$B$1]/((1+([.$B16]/100))*((1+([.N$5]/100))^[.$B$2]))" office:value-type="float" office:value="516.129032258065" calcext:value-type="float">
            <text:p>516.129032258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$B$1]/((1+([.$B17]/100))*((1+([.D$5]/100))^[.$B$2]))" office:value-type="float" office:value="705.882352941176" calcext:value-type="float">
            <text:p>705.8823529412</text:p>
          </table:table-cell>
          <table:table-cell table:formula="of:=[.$B$1]/((1+([.$B17]/100))*((1+([.E$5]/100))^[.$B$2]))" office:value-type="float" office:value="641.711229946524" calcext:value-type="float">
            <text:p>641.7112299465</text:p>
          </table:table-cell>
          <table:table-cell table:formula="of:=[.$B$1]/((1+([.$B17]/100))*((1+([.F$5]/100))^[.$B$2]))" office:value-type="float" office:value="613.81074168798" calcext:value-type="float">
            <text:p>613.810741688</text:p>
          </table:table-cell>
          <table:table-cell table:formula="of:=[.$B$1]/((1+([.$B17]/100))*((1+([.G$5]/100))^[.$B$2]))" office:value-type="float" office:value="588.235294117647" calcext:value-type="float">
            <text:p>588.2352941176</text:p>
          </table:table-cell>
          <table:table-cell table:formula="of:=[.$B$1]/((1+([.$B17]/100))*((1+([.H$5]/100))^[.$B$2]))" office:value-type="float" office:value="564.705882352941" calcext:value-type="float">
            <text:p>564.7058823529</text:p>
          </table:table-cell>
          <table:table-cell table:formula="of:=[.$B$1]/((1+([.$B17]/100))*((1+([.I$5]/100))^[.$B$2]))" office:value-type="float" office:value="542.986425339367" calcext:value-type="float">
            <text:p>542.9864253394</text:p>
          </table:table-cell>
          <table:table-cell table:formula="of:=[.$B$1]/((1+([.$B17]/100))*((1+([.J$5]/100))^[.$B$2]))" office:value-type="float" office:value="522.875816993464" calcext:value-type="float">
            <text:p>522.8758169935</text:p>
          </table:table-cell>
          <table:table-cell table:formula="of:=[.$B$1]/((1+([.$B17]/100))*((1+([.K$5]/100))^[.$B$2]))" office:value-type="float" office:value="504.201680672269" calcext:value-type="float">
            <text:p>504.2016806723</text:p>
          </table:table-cell>
          <table:table-cell table:formula="of:=[.$B$1]/((1+([.$B17]/100))*((1+([.L$5]/100))^[.$B$2]))" office:value-type="float" office:value="486.815415821501" calcext:value-type="float">
            <text:p>486.8154158215</text:p>
          </table:table-cell>
          <table:table-cell table:formula="of:=[.$B$1]/((1+([.$B17]/100))*((1+([.M$5]/100))^[.$B$2]))" office:value-type="float" office:value="470.588235294118" calcext:value-type="float">
            <text:p>470.5882352941</text:p>
          </table:table-cell>
          <table:table-cell table:formula="of:=[.$B$1]/((1+([.$B17]/100))*((1+([.N$5]/100))^[.$B$2]))" office:value-type="float" office:value="455.407969639469" calcext:value-type="float">
            <text:p>455.4079696395</text:p>
          </table:table-cell>
        </table:table-row>
        <table:table-row table:style-name="ro1">
          <table:table-cell table:style-name="ce5"/>
          <table:table-cell table:style-name="Default"/>
          <table:table-cell table:number-columns-repeated="12"/>
        </table:table-row>
        <table:table-row table:style-name="ro2">
          <table:table-cell table:style-name="ce6" table:number-columns-repeated="2"/>
          <table:table-cell/>
          <table:table-cell table:formula="of:=CEILING([.D9];200)" office:value-type="float" office:value="1200" calcext:value-type="float">
            <text:p>1200</text:p>
          </table:table-cell>
          <table:table-cell table:formula="of:=CEILING([.E9];200)" office:value-type="float" office:value="1200" calcext:value-type="float">
            <text:p>1200</text:p>
          </table:table-cell>
          <table:table-cell table:formula="of:=CEILING([.F9];200)" office:value-type="float" office:value="1200" calcext:value-type="float">
            <text:p>1200</text:p>
          </table:table-cell>
          <table:table-cell table:formula="of:=CEILING([.G9];200)" office:value-type="float" office:value="1000" calcext:value-type="float">
            <text:p>1000</text:p>
          </table:table-cell>
          <table:table-cell table:formula="of:=CEILING([.H9];200)" office:value-type="float" office:value="1000" calcext:value-type="float">
            <text:p>1000</text:p>
          </table:table-cell>
          <table:table-cell table:formula="of:=CEILING([.I9];200)" office:value-type="float" office:value="1000" calcext:value-type="float">
            <text:p>1000</text:p>
          </table:table-cell>
          <table:table-cell table:formula="of:=CEILING([.J9];200)" office:value-type="float" office:value="1000" calcext:value-type="float">
            <text:p>1000</text:p>
          </table:table-cell>
          <table:table-cell table:formula="of:=CEILING([.K9];200)" office:value-type="float" office:value="1000" calcext:value-type="float">
            <text:p>1000</text:p>
          </table:table-cell>
          <table:table-cell table:formula="of:=CEILING([.L9];200)" office:value-type="float" office:value="1000" calcext:value-type="float">
            <text:p>1000</text:p>
          </table:table-cell>
          <table:table-cell table:formula="of:=CEILING([.M9];200)" office:value-type="float" office:value="800" calcext:value-type="float">
            <text:p>800</text:p>
          </table:table-cell>
          <table:table-cell table:formula="of:=CEILING([.N9];200)" office:value-type="float" office:value="800" calcext:value-type="float">
            <text:p>800</text:p>
          </table:table-cell>
        </table:table-row>
        <table:table-row table:style-name="ro3">
          <table:table-cell table:style-name="Default" table:number-columns-repeated="2"/>
          <table:table-cell/>
          <table:table-cell table:formula="of:=CEILING([.D10];200)" office:value-type="float" office:value="1200" calcext:value-type="float">
            <text:p>1200</text:p>
          </table:table-cell>
          <table:table-cell table:formula="of:=CEILING([.E10];200)" office:value-type="float" office:value="1000" calcext:value-type="float">
            <text:p>1000</text:p>
          </table:table-cell>
          <table:table-cell table:formula="of:=CEILING([.F10];200)" office:value-type="float" office:value="1000" calcext:value-type="float">
            <text:p>1000</text:p>
          </table:table-cell>
          <table:table-cell table:formula="of:=CEILING([.G10];200)" office:value-type="float" office:value="1000" calcext:value-type="float">
            <text:p>1000</text:p>
          </table:table-cell>
          <table:table-cell table:formula="of:=CEILING([.H10];200)" office:value-type="float" office:value="1000" calcext:value-type="float">
            <text:p>1000</text:p>
          </table:table-cell>
          <table:table-cell table:formula="of:=CEILING([.I10];200)" office:value-type="float" office:value="1000" calcext:value-type="float">
            <text:p>1000</text:p>
          </table:table-cell>
          <table:table-cell table:formula="of:=CEILING([.J10];200)" office:value-type="float" office:value="1000" calcext:value-type="float">
            <text:p>1000</text:p>
          </table:table-cell>
          <table:table-cell table:formula="of:=CEILING([.K10];200)" office:value-type="float" office:value="800" calcext:value-type="float">
            <text:p>800</text:p>
          </table:table-cell>
          <table:table-cell table:formula="of:=CEILING([.L10];200)" office:value-type="float" office:value="800" calcext:value-type="float">
            <text:p>800</text:p>
          </table:table-cell>
          <table:table-cell table:formula="of:=CEILING([.M10];200)" office:value-type="float" office:value="800" calcext:value-type="float">
            <text:p>800</text:p>
          </table:table-cell>
          <table:table-cell table:formula="of:=CEILING([.N10];200)" office:value-type="float" office:value="800" calcext:value-type="float">
            <text:p>800</text:p>
          </table:table-cell>
        </table:table-row>
        <table:table-row table:style-name="ro1">
          <table:table-cell table:style-name="ce7" office:value-type="string" calcext:value-type="string">
            <text:p>Attack Speed</text:p>
          </table:table-cell>
          <table:table-cell table:style-name="ce7" office:value-type="string" calcext:value-type="string">
            <text:p>Time To Next Proc</text:p>
          </table:table-cell>
          <table:table-cell/>
          <table:table-cell table:formula="of:=CEILING([.D11];200)" office:value-type="float" office:value="1200" calcext:value-type="float">
            <text:p>1200</text:p>
          </table:table-cell>
          <table:table-cell table:formula="of:=CEILING([.E11];200)" office:value-type="float" office:value="1000" calcext:value-type="float">
            <text:p>1000</text:p>
          </table:table-cell>
          <table:table-cell table:formula="of:=CEILING([.F11];200)" office:value-type="float" office:value="1000" calcext:value-type="float">
            <text:p>1000</text:p>
          </table:table-cell>
          <table:table-cell table:formula="of:=CEILING([.G11];200)" office:value-type="float" office:value="1000" calcext:value-type="float">
            <text:p>1000</text:p>
          </table:table-cell>
          <table:table-cell table:formula="of:=CEILING([.H11];200)" office:value-type="float" office:value="1000" calcext:value-type="float">
            <text:p>1000</text:p>
          </table:table-cell>
          <table:table-cell table:formula="of:=CEILING([.I11];200)" office:value-type="float" office:value="1000" calcext:value-type="float">
            <text:p>1000</text:p>
          </table:table-cell>
          <table:table-cell table:formula="of:=CEILING([.J11];200)" office:value-type="float" office:value="800" calcext:value-type="float">
            <text:p>800</text:p>
          </table:table-cell>
          <table:table-cell table:formula="of:=CEILING([.K11];200)" office:value-type="float" office:value="800" calcext:value-type="float">
            <text:p>800</text:p>
          </table:table-cell>
          <table:table-cell table:formula="of:=CEILING([.L11];200)" office:value-type="float" office:value="800" calcext:value-type="float">
            <text:p>800</text:p>
          </table:table-cell>
          <table:table-cell table:formula="of:=CEILING([.M11];200)" office:value-type="float" office:value="800" calcext:value-type="float">
            <text:p>800</text:p>
          </table:table-cell>
          <table:table-cell table:formula="of:=CEILING([.N11];200)" office:value-type="float" office:value="800" calcext:value-type="float">
            <text:p>800</text:p>
          </table:table-cell>
        </table:table-row>
        <table:table-row table:style-name="ro3">
          <table:table-cell office:value-type="float" office:value="1500" calcext:value-type="float">
            <text:p>1500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CEILING([.D12];200)" office:value-type="float" office:value="1000" calcext:value-type="float">
            <text:p>1000</text:p>
          </table:table-cell>
          <table:table-cell table:formula="of:=CEILING([.E12];200)" office:value-type="float" office:value="1000" calcext:value-type="float">
            <text:p>1000</text:p>
          </table:table-cell>
          <table:table-cell table:formula="of:=CEILING([.F12];200)" office:value-type="float" office:value="1000" calcext:value-type="float">
            <text:p>1000</text:p>
          </table:table-cell>
          <table:table-cell table:formula="of:=CEILING([.G12];200)" office:value-type="float" office:value="1000" calcext:value-type="float">
            <text:p>1000</text:p>
          </table:table-cell>
          <table:table-cell table:formula="of:=CEILING([.H12];200)" office:value-type="float" office:value="800" calcext:value-type="float">
            <text:p>800</text:p>
          </table:table-cell>
          <table:table-cell table:formula="of:=CEILING([.I12];200)" office:value-type="float" office:value="800" calcext:value-type="float">
            <text:p>800</text:p>
          </table:table-cell>
          <table:table-cell table:formula="of:=CEILING([.J12];200)" office:value-type="float" office:value="800" calcext:value-type="float">
            <text:p>800</text:p>
          </table:table-cell>
          <table:table-cell table:formula="of:=CEILING([.K12];200)" office:value-type="float" office:value="800" calcext:value-type="float">
            <text:p>800</text:p>
          </table:table-cell>
          <table:table-cell table:formula="of:=CEILING([.L12];200)" office:value-type="float" office:value="800" calcext:value-type="float">
            <text:p>800</text:p>
          </table:table-cell>
          <table:table-cell table:formula="of:=CEILING([.M12];200)" office:value-type="float" office:value="800" calcext:value-type="float">
            <text:p>800</text:p>
          </table:table-cell>
          <table:table-cell table:formula="of:=CEILING([.N12];200)" office:value-type="float" office:value="800" calcext:value-type="float">
            <text:p>800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/>
          <table:table-cell table:formula="of:=CEILING([.D13];200)" office:value-type="float" office:value="1000" calcext:value-type="float">
            <text:p>1000</text:p>
          </table:table-cell>
          <table:table-cell table:formula="of:=CEILING([.E13];200)" office:value-type="float" office:value="1000" calcext:value-type="float">
            <text:p>1000</text:p>
          </table:table-cell>
          <table:table-cell table:formula="of:=CEILING([.F13];200)" office:value-type="float" office:value="1000" calcext:value-type="float">
            <text:p>1000</text:p>
          </table:table-cell>
          <table:table-cell table:formula="of:=CEILING([.G13];200)" office:value-type="float" office:value="800" calcext:value-type="float">
            <text:p>800</text:p>
          </table:table-cell>
          <table:table-cell table:formula="of:=CEILING([.H13];200)" office:value-type="float" office:value="800" calcext:value-type="float">
            <text:p>800</text:p>
          </table:table-cell>
          <table:table-cell table:formula="of:=CEILING([.I13];200)" office:value-type="float" office:value="800" calcext:value-type="float">
            <text:p>800</text:p>
          </table:table-cell>
          <table:table-cell table:formula="of:=CEILING([.J13];200)" office:value-type="float" office:value="800" calcext:value-type="float">
            <text:p>800</text:p>
          </table:table-cell>
          <table:table-cell table:formula="of:=CEILING([.K13];200)" office:value-type="float" office:value="800" calcext:value-type="float">
            <text:p>800</text:p>
          </table:table-cell>
          <table:table-cell table:formula="of:=CEILING([.L13];200)" office:value-type="float" office:value="800" calcext:value-type="float">
            <text:p>800</text:p>
          </table:table-cell>
          <table:table-cell table:formula="of:=CEILING([.M13];200)" office:value-type="float" office:value="800" calcext:value-type="float">
            <text:p>800</text:p>
          </table:table-cell>
          <table:table-cell table:formula="of:=CEILING([.N13];200)" office:value-type="float" office:value="800" calcext:value-type="float">
            <text:p>800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5.6" calcext:value-type="float">
            <text:p>5.6</text:p>
          </table:table-cell>
          <table:table-cell/>
          <table:table-cell table:style-name="ce8" table:formula="of:=CEILING([.D14];200)" office:value-type="float" office:value="1000" calcext:value-type="float">
            <text:p>1000</text:p>
          </table:table-cell>
          <table:table-cell table:style-name="ce8" table:formula="of:=CEILING([.E14];200)" office:value-type="float" office:value="1000" calcext:value-type="float">
            <text:p>1000</text:p>
          </table:table-cell>
          <table:table-cell table:style-name="ce8" table:formula="of:=CEILING([.F14];200)" office:value-type="float" office:value="1000" calcext:value-type="float">
            <text:p>1000</text:p>
          </table:table-cell>
          <table:table-cell table:style-name="ce8" table:formula="of:=CEILING([.G14];200)" office:value-type="float" office:value="800" calcext:value-type="float">
            <text:p>800</text:p>
          </table:table-cell>
          <table:table-cell table:style-name="ce8" table:formula="of:=CEILING([.H14];200)" office:value-type="float" office:value="800" calcext:value-type="float">
            <text:p>800</text:p>
          </table:table-cell>
          <table:table-cell table:style-name="ce8" table:formula="of:=CEILING([.I14];200)" office:value-type="float" office:value="800" calcext:value-type="float">
            <text:p>800</text:p>
          </table:table-cell>
          <table:table-cell table:style-name="ce8" table:formula="of:=CEILING([.J14];200)" office:value-type="float" office:value="800" calcext:value-type="float">
            <text:p>800</text:p>
          </table:table-cell>
          <table:table-cell table:style-name="ce8" table:formula="of:=CEILING([.K14];200)" office:value-type="float" office:value="800" calcext:value-type="float">
            <text:p>800</text:p>
          </table:table-cell>
          <table:table-cell table:style-name="ce8" table:formula="of:=CEILING([.L14];200)" office:value-type="float" office:value="800" calcext:value-type="float">
            <text:p>800</text:p>
          </table:table-cell>
          <table:table-cell table:style-name="ce8" table:formula="of:=CEILING([.M14];200)" office:value-type="float" office:value="800" calcext:value-type="float">
            <text:p>800</text:p>
          </table:table-cell>
          <table:table-cell table:style-name="ce8" table:formula="of:=CEILING([.N14];200)"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CEILING([.D15];200)" office:value-type="float" office:value="1000" calcext:value-type="float">
            <text:p>1000</text:p>
          </table:table-cell>
          <table:table-cell table:formula="of:=CEILING([.E15];200)" office:value-type="float" office:value="800" calcext:value-type="float">
            <text:p>800</text:p>
          </table:table-cell>
          <table:table-cell table:formula="of:=CEILING([.F15];200)" office:value-type="float" office:value="800" calcext:value-type="float">
            <text:p>800</text:p>
          </table:table-cell>
          <table:table-cell table:formula="of:=CEILING([.G15];200)" office:value-type="float" office:value="800" calcext:value-type="float">
            <text:p>800</text:p>
          </table:table-cell>
          <table:table-cell table:formula="of:=CEILING([.H15];200)" office:value-type="float" office:value="800" calcext:value-type="float">
            <text:p>800</text:p>
          </table:table-cell>
          <table:table-cell table:formula="of:=CEILING([.I15];200)" office:value-type="float" office:value="800" calcext:value-type="float">
            <text:p>800</text:p>
          </table:table-cell>
          <table:table-cell table:formula="of:=CEILING([.J15];200)" office:value-type="float" office:value="800" calcext:value-type="float">
            <text:p>800</text:p>
          </table:table-cell>
          <table:table-cell table:formula="of:=CEILING([.K15];200)" office:value-type="float" office:value="800" calcext:value-type="float">
            <text:p>800</text:p>
          </table:table-cell>
          <table:table-cell table:formula="of:=CEILING([.L15];200)" office:value-type="float" office:value="600" calcext:value-type="float">
            <text:p>600</text:p>
          </table:table-cell>
          <table:table-cell table:formula="of:=CEILING([.M15];200)" office:value-type="float" office:value="600" calcext:value-type="float">
            <text:p>600</text:p>
          </table:table-cell>
          <table:table-cell table:formula="of:=CEILING([.N15];200)"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CEILING([.D16];200)" office:value-type="float" office:value="800" calcext:value-type="float">
            <text:p>800</text:p>
          </table:table-cell>
          <table:table-cell table:formula="of:=CEILING([.E16];200)" office:value-type="float" office:value="800" calcext:value-type="float">
            <text:p>800</text:p>
          </table:table-cell>
          <table:table-cell table:formula="of:=CEILING([.F16];200)" office:value-type="float" office:value="800" calcext:value-type="float">
            <text:p>800</text:p>
          </table:table-cell>
          <table:table-cell table:formula="of:=CEILING([.G16];200)" office:value-type="float" office:value="800" calcext:value-type="float">
            <text:p>800</text:p>
          </table:table-cell>
          <table:table-cell table:formula="of:=CEILING([.H16];200)" office:value-type="float" office:value="800" calcext:value-type="float">
            <text:p>800</text:p>
          </table:table-cell>
          <table:table-cell table:formula="of:=CEILING([.I16];200)" office:value-type="float" office:value="800" calcext:value-type="float">
            <text:p>800</text:p>
          </table:table-cell>
          <table:table-cell table:formula="of:=CEILING([.J16];200)" office:value-type="float" office:value="600" calcext:value-type="float">
            <text:p>600</text:p>
          </table:table-cell>
          <table:table-cell table:formula="of:=CEILING([.K16];200)" office:value-type="float" office:value="600" calcext:value-type="float">
            <text:p>600</text:p>
          </table:table-cell>
          <table:table-cell table:formula="of:=CEILING([.L16];200)" office:value-type="float" office:value="600" calcext:value-type="float">
            <text:p>600</text:p>
          </table:table-cell>
          <table:table-cell table:formula="of:=CEILING([.M16];200)" office:value-type="float" office:value="600" calcext:value-type="float">
            <text:p>600</text:p>
          </table:table-cell>
          <table:table-cell table:formula="of:=CEILING([.N16];200)"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CEILING([.D17];200)" office:value-type="float" office:value="800" calcext:value-type="float">
            <text:p>800</text:p>
          </table:table-cell>
          <table:table-cell table:formula="of:=CEILING([.E17];200)" office:value-type="float" office:value="800" calcext:value-type="float">
            <text:p>800</text:p>
          </table:table-cell>
          <table:table-cell table:formula="of:=CEILING([.F17];200)" office:value-type="float" office:value="800" calcext:value-type="float">
            <text:p>800</text:p>
          </table:table-cell>
          <table:table-cell table:formula="of:=CEILING([.G17];200)" office:value-type="float" office:value="600" calcext:value-type="float">
            <text:p>600</text:p>
          </table:table-cell>
          <table:table-cell table:formula="of:=CEILING([.H17];200)" office:value-type="float" office:value="600" calcext:value-type="float">
            <text:p>600</text:p>
          </table:table-cell>
          <table:table-cell table:formula="of:=CEILING([.I17];200)" office:value-type="float" office:value="600" calcext:value-type="float">
            <text:p>600</text:p>
          </table:table-cell>
          <table:table-cell table:formula="of:=CEILING([.J17];200)" office:value-type="float" office:value="600" calcext:value-type="float">
            <text:p>600</text:p>
          </table:table-cell>
          <table:table-cell table:formula="of:=CEILING([.K17];200)" office:value-type="float" office:value="600" calcext:value-type="float">
            <text:p>600</text:p>
          </table:table-cell>
          <table:table-cell table:formula="of:=CEILING([.L17];200)" office:value-type="float" office:value="600" calcext:value-type="float">
            <text:p>600</text:p>
          </table:table-cell>
          <table:table-cell table:formula="of:=CEILING([.M17];200)" office:value-type="float" office:value="600" calcext:value-type="float">
            <text:p>600</text:p>
          </table:table-cell>
          <table:table-cell table:formula="of:=CEILING([.N17];200)" office:value-type="float" office:value="600" calcext:value-type="float">
            <text:p>600</text:p>
          </table:table-cell>
        </table:table-row>
        <table:table-row table:style-name="ro3">
          <table:table-cell table:style-name="Default" table:number-columns-repeated="2"/>
          <table:table-cell table:number-columns-repeated="12"/>
        </table:table-row>
        <table:table-row table:style-name="ro3">
          <table:table-cell table:style-name="Default" table:number-columns-repeated="2"/>
          <table:table-cell/>
          <table:table-cell table:style-name="ce9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18:19:31.6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1:41:31.636703996</meta:creation-date>
    <dc:date>2015-08-27T18:21:42.492000000</dc:date>
    <meta:editing-duration>PT5H23M15S</meta:editing-duration>
    <meta:editing-cycles>21</meta:editing-cycles>
    <meta:generator>LibreOffice/5.0.0.5$Windows_x86 LibreOffice_project/1b1a90865e348b492231e1c451437d7a15bb262b</meta:generator>
    <meta:document-statistic meta:table-count="1" meta:cell-count="261" meta:object-count="0"/>
  </office:meta>
</office:document-meta>
</file>